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agner Modern" svg:font-family="'Wagner Moder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59cm" svg:stroke-color="#55308d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subtitle">
      <style:graphic-properties draw:fill-color="#ffffff" fo:min-height="13.34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-color="#ffffff"/>
      <style:text-properties fo:color="#127622" loext:opacity="100%" loext:color-lum-mod="100%" loext:color-lum-off="0%" style:font-name="Wagner Modern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color="#127622" loext:opacity="100%" loext:color-lum-mod="100%" loext:color-lum-off="0%" style:font-name="Wagner Modern"/>
    </style:style>
    <style:style style:name="P4" style:family="paragraph">
      <style:text-properties style:font-name="Gabriela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Gabriela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Gabriela" fo:font-size="22pt"/>
    </style:style>
    <style:style style:name="P9" style:family="paragraph">
      <style:text-properties style:font-name="Gabriela" fo:font-size="22pt" fo:font-style="normal" fo:background-color="transparent" style:font-style-asian="normal" style:font-style-complex="normal"/>
    </style:style>
    <style:style style:name="T1" style:family="text">
      <style:text-properties fo:color="#127622" loext:opacity="100%" style:font-name="Wagner Modern" fo:font-size="44pt" style:font-size-asian="44pt" style:font-size-complex="44pt"/>
    </style:style>
    <style:style style:name="T2" style:family="text">
      <style:text-properties fo:color="#127622" loext:opacity="100%" style:font-name="Wagner Modern"/>
    </style:style>
    <style:style style:name="T3" style:family="text">
      <style:text-properties style:font-name="Gabriela"/>
    </style:style>
    <style:style style:name="T4" style:family="text">
      <style:text-properties style:font-name="Gabriela" fo:font-size="22pt"/>
    </style:style>
    <style:style style:name="T5" style:family="text">
      <style:text-properties style:font-name="Gabriela" fo:font-style="italic" fo:background-color="#ffff00" style:font-style-asian="italic" style:font-style-complex="italic"/>
    </style:style>
    <style:style style:name="T6" style:family="text">
      <style:text-properties style:font-name="Gabriela" fo:font-size="22pt" fo:font-style="normal" fo:background-color="transparent" style:font-style-asian="normal" style:font-style-complex="normal"/>
    </style:style>
    <style:style style:name="T7" style:family="text">
      <style:text-properties style:font-name="Gabriela" fo:font-size="22pt" fo:font-style="normal" fo:background-color="#ffff00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3.342cm" svg:x="1.4cm" svg:y="0.628cm" presentation:class="subtitle" presentation:user-transformed="true">
          <draw:text-box>
            <text:p><text:span text:style-name="T1">Control Structur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" text:id="id1"><text:span text:style-name="T2">Why this control is needed 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" text:id="id2"><text:span text:style-name="T3">We humans don’t do whatever we are instructed. We have brain and we make decisions</text:span></text:p>
              </text:list-item>
              <text:list-item>
                <text:p xml:id="id3" text:id="id3"><text:span text:style-name="T3">But think about python, So far it executed the commands withtout asking or doing any decisions.</text:span></text:p>
              </text:list-item>
              <text:list-item>
                <text:p xml:id="id4" text:id="id4"><text:span text:style-name="T3">In real life, there are many micro decisions we need to make, similarly we want python to make some to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5" text:id="id5"><text:span text:style-name="T2">Some practical necessity</text:span></text:p>
          </draw:text-box>
        </draw:frame>
        <draw:frame presentation:style-name="pr4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6" text:id="id6"><text:span text:style-name="T3">How can you print a grade of a student without calculating his mark and classifying in a grade ?</text:span></text:p>
              </text:list-item>
              <text:list-item>
                <text:p xml:id="id7" text:id="id7"><text:span text:style-name="T3">Let’s say you have automated cab booking system. But how do you specifically book cabs for only weekdays and workind days?</text:span></text:p>
              </text:list-item>
              <text:list-item>
                <text:p xml:id="id8" text:id="id8"><text:span text:style-name="T3">You have automated a excel calculation for one row of data. How can you do that for all other rows ? </text:span></text:p>
                <text:p xml:id="id9" text:id="id9"><text:span text:style-name="T3">Example you have 10000 rows, Can you write the same processing code for 10000 times again and again ? Will it be feasible ? What if only 10 rows were there 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0" text:id="id10"><text:span text:style-name="T2">Control Flows</text:span>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11" text:id="id11" text:style-name="P5"><text:span text:style-name="T3">Sequential</text:span></text:p>
              </text:list-item>
              <text:list-item>
                <text:p xml:id="id12" text:id="id12" text:style-name="P5"><text:span text:style-name="T3">Selective</text:span></text:p>
              </text:list-item>
              <text:list-item>
                <text:p xml:id="id13" text:id="id13" text:style-name="P5"><text:span text:style-name="T3">Repetitiv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4" text:id="id14"><text:span text:style-name="T2">Sequent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5" text:id="id15"><text:span text:style-name="T3">Executes one line after another till the end / the first encounter of error</text:span></text:p>
              </text:list-item>
              <text:list-item>
                <text:p xml:id="id16" text:id="id16"><text:span text:style-name="T3">1</text:span></text:p>
              </text:list-item>
              <text:list-item>
                <text:p xml:id="id17" text:id="id17"><text:span text:style-name="T3">2</text:span></text:p>
              </text:list-item>
              <text:list-item>
                <text:p xml:id="id18" text:id="id18"><text:span text:style-name="T3">3</text:span></text:p>
              </text:list-item>
              <text:list-item>
                <text:p xml:id="id19" text:id="id19"><text:span text:style-name="T3">4</text:span></text:p>
              </text:list-item>
              <text:list-item>
                <text:p xml:id="id20" text:id="id20"><text:span text:style-name="T3">end</text:span></text:p>
              </text:list-item>
            </text:list>
          </draw:text-box>
        </draw:frame>
        <draw:polyline draw:style-name="gr2" draw:text-style-name="P7" xml:id="id21" draw:id="id21" draw:layer="layout" svg:width="0cm" svg:height="5.079cm" svg:x="5.08cm" svg:y="6.35cm" svg:viewBox="0 0 0 5080" draw:points="0,0 0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22" text:id="id22"><text:span text:style-name="T2">Selectiv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3" text:id="id23"><text:span text:style-name="T3">Only particular section of code will be exectued based on some criteria/conditions</text:span></text:p>
              </text:list-item>
              <text:list-item>
                <text:p xml:id="id24" text:id="id24"><text:span text:style-name="T3">Others are omited and will not run</text:span></text:p>
                <text:list>
                  <text:list-item>
                    <text:p xml:id="id25" text:id="id25"><text:span text:style-name="T3">If </text:span></text:p>
                  </text:list-item>
                  <text:list-item>
                    <text:p xml:id="id26" text:id="id26"><text:span text:style-name="T3">If else</text:span></text:p>
                  </text:list-item>
                  <text:list-item>
                    <text:p xml:id="id27" text:id="id27"><text:span text:style-name="T3">If else ladder </text:span></text:p>
                  </text:list-item>
                  <text:list-item>
                    <text:p xml:id="id28" text:id="id28"><text:span text:style-name="T3">Nested if e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29" text:id="id29"><text:span text:style-name="T2">Umbrella example</text:span></text:p>
          </draw:text-box>
        </draw:frame>
        <draw:frame presentation:style-name="pr4" draw:text-style-name="P8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30" text:id="id30"><text:span text:style-name="T4">Every day you walk to the bus stop to commute for work</text:span></text:p>
              </text:list-item>
              <text:list-item>
                <text:p xml:id="id31" text:id="id31"><text:span text:style-name="T4">You take your bag, phone wallet, kerchief, watch</text:span></text:p>
              </text:list-item>
              <text:list-item>
                <text:p xml:id="id32" text:id="id32"><text:span text:style-name="T4">What if that particular day is raining ?</text:span></text:p>
              </text:list-item>
              <text:list-item>
                <text:p xml:id="id33" text:id="id33"><text:span text:style-name="T4">You will see the weather and take umbrella right?</text:span></text:p>
              </text:list-item>
              <text:list-item>
                <text:p xml:id="id34" text:id="id34"><text:span text:style-name="T4">This particular</text:span></text:p>
                <text:list>
                  <text:list-item>
                    <text:list>
                      <text:list-item>
                        <text:p xml:id="id35" text:id="id35"><text:span text:style-name="T5">What IF ?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36" text:id="id36"><text:span text:style-name="T2">Transport example</text:span></text:p>
          </draw:text-box>
        </draw:frame>
        <draw:frame presentation:style-name="pr4" draw:text-style-name="P9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37" text:id="id37"><text:span text:style-name="T6">Everyday you commute to work in bike</text:span></text:p>
              </text:list-item>
              <text:list-item>
                <text:p xml:id="id38" text:id="id38"><text:span text:style-name="T6">But on rainy days you prefer to got through bus</text:span></text:p>
              </text:list-item>
              <text:list-item>
                <text:p xml:id="id39" text:id="id39"><text:span text:style-name="T6">In previous umbrella condition we only need to take additional item so only if block worked fine. </text:span></text:p>
              </text:list-item>
              <text:list-item>
                <text:p xml:id="id40" text:id="id40"><text:span text:style-name="T6">In this scenario, the same characteristics(transport) gets changed based on conditions. For bi-decisional items like this we can use </text:span><text:span text:style-name="T7">if-else</text:span><text:span text:style-name="T6">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41" text:id="id41"><text:span text:style-name="T2">Medals example</text:span></text:p>
          </draw:text-box>
        </draw:frame>
        <draw:frame presentation:style-name="pr4" draw:text-style-name="P9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42" text:id="id42"><text:span text:style-name="T6">If you have more than 1 conditions to check you need to go with if else ladder</text:span></text:p>
              </text:list-item>
              <text:list-item>
                <text:p xml:id="id43" text:id="id43"><text:span text:style-name="T6">Let’s say you are the event co-ordinator of a running race, you need to award the medals based on the positions the athelete scored in</text:span></text:p>
              </text:list-item>
              <text:list-item>
                <text:p xml:id="id44" text:id="id44"><text:span text:style-name="T6">If first place , then gold medal</text:span></text:p>
              </text:list-item>
              <text:list-item>
                <text:p xml:id="id45" text:id="id45"><text:span text:style-name="T6">If second place, then silver medal</text:span></text:p>
              </text:list-item>
              <text:list-item>
                <text:p xml:id="id46" text:id="id46"><text:span text:style-name="T6">If third place, then bronze medal</text:span></text:p>
              </text:list-item>
              <text:list-item>
                <text:p xml:id="id47" text:id="id47"><text:span text:style-name="T6">All other places, No medals</text:span></text:p>
              </text:list-item>
              <text:list-item>
                <text:p xml:id="id48" text:id="id48"><text:span text:style-name="T6">In this scenario, you have mainly three places to check. i.e 3 conditions. So we have to use </text:span><text:span text:style-name="T7">if else ladd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49" text:id="id49"><text:span text:style-name="T2">Marks example</text:span></text:p>
          </draw:text-box>
        </draw:frame>
        <draw:frame presentation:style-name="pr4" draw:text-style-name="P9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50" text:id="id50"><text:span text:style-name="T6">When you have a series of decisions based on the previous decisions. Then </text:span><text:span text:style-name="T7">nested if else</text:span><text:span text:style-name="T6"> is for you.</text:span></text:p>
              </text:list-item>
              <text:list-item>
                <text:p xml:id="id51" text:id="id51"><text:span text:style-name="T6">So you are a teacher who needs to awards grades based on marks.</text:span></text:p>
              </text:list-item>
              <text:list-item>
                <text:p xml:id="id52" text:id="id52"><text:span text:style-name="T6">The first criteria would be checking if the student passed or not because if he didn’t pass whey need to waste time in checking all grade slabs.</text:span></text:p>
              </text:list-item>
              <text:list-item>
                <text:p xml:id="id53" text:id="id53"><text:span text:style-name="T6">If pass, then we can do multiple conditional check based on his marks we can award the grades</text:span></text:p>
              </text:list-item>
              <text:list-item>
                <text:p xml:id="id54" text:id="id54"><text:span text:style-name="T6">Else fail, no need to again conditionalize just send Fail as statu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55" text:id="id55"><text:span text:style-name="T2">Repetitiv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6" text:id="id56"><text:span text:style-name="T3">Some lines of code will be repeated as per our wish</text:span></text:p>
                <text:list>
                  <text:list-item>
                    <text:p xml:id="id57" text:id="id57"><text:span text:style-name="T3">Loops are repetitive control structure</text:span></text:p>
                    <text:list>
                      <text:list-item>
                        <text:p xml:id="id58" text:id="id58"><text:span text:style-name="T3">For </text:span></text:p>
                      </text:list-item>
                      <text:list-item>
                        <text:p xml:id="id59" text:id="id59"><text:span text:style-name="T3">Whi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agner Modern" svg:font-family="'Wagner Moder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6:01:12.745974077</meta:creation-date>
    <dc:date>2023-04-04T07:23:30.707627863</dc:date>
    <meta:editing-duration>PT1H51M59S</meta:editing-duration>
    <meta:editing-cycles>6</meta:editing-cycles>
    <meta:generator>LibreOffice/7.5.2.2$Linux_X86_64 LibreOffice_project/50$Build-2</meta:generator>
    <meta:document-statistic meta:object-count="65"/>
  </office:meta>
</office:document-meta>
</file>